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mandosAT" style:family="table">
      <style:table-properties style:width="17.538cm" fo:margin-left="0.06cm" table:align="left"/>
    </style:style>
    <style:style style:name="comandosAT.A" style:family="table-column">
      <style:table-column-properties style:column-width="6.294cm"/>
    </style:style>
    <style:style style:name="comandosAT.B" style:family="table-column">
      <style:table-column-properties style:column-width="4.8cm"/>
    </style:style>
    <style:style style:name="comandosAT.C" style:family="table-column">
      <style:table-column-properties style:column-width="6.445cm"/>
    </style:style>
    <style:style style:name="comandosAT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mandosAT.C1" style:family="table-cell">
      <style:table-cell-properties fo:background-color="#9999ff" fo:padding="0.097cm" fo:border="0.05pt solid #000000">
        <style:background-image/>
      </style:table-cell-properties>
    </style:style>
    <style:style style:name="comandosAT.A2" style:family="table-cell">
      <style:table-cell-properties fo:padding="0.097cm" fo:border-left="0.05pt solid #000000" fo:border-right="none" fo:border-top="none" fo:border-bottom="0.05pt solid #000000"/>
    </style:style>
    <style:style style:name="comandosAT.B2" style:family="table-cell">
      <style:table-cell-properties fo:padding="0.097cm" fo:border-left="0.05pt solid #000000" fo:border-right="none" fo:border-top="none" fo:border-bottom="0.05pt solid #000000"/>
    </style:style>
    <style:style style:name="comandosAT.C2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3" style:family="table-cell">
      <style:table-cell-properties fo:padding="0.097cm" fo:border-left="0.05pt solid #000000" fo:border-right="none" fo:border-top="none" fo:border-bottom="0.05pt solid #000000"/>
    </style:style>
    <style:style style:name="comandosAT.B3" style:family="table-cell">
      <style:table-cell-properties fo:padding="0.097cm" fo:border-left="0.05pt solid #000000" fo:border-right="none" fo:border-top="none" fo:border-bottom="0.05pt solid #000000"/>
    </style:style>
    <style:style style:name="comandosAT.C3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4" style:family="table-cell">
      <style:table-cell-properties fo:padding="0.097cm" fo:border-left="0.05pt solid #000000" fo:border-right="none" fo:border-top="none" fo:border-bottom="0.05pt solid #000000"/>
    </style:style>
    <style:style style:name="comandosAT.B4" style:family="table-cell">
      <style:table-cell-properties fo:padding="0.097cm" fo:border-left="0.05pt solid #000000" fo:border-right="none" fo:border-top="none" fo:border-bottom="0.05pt solid #000000"/>
    </style:style>
    <style:style style:name="comandosAT.C4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5" style:family="table-cell">
      <style:table-cell-properties fo:padding="0.097cm" fo:border-left="0.05pt solid #000000" fo:border-right="none" fo:border-top="none" fo:border-bottom="0.05pt solid #000000"/>
    </style:style>
    <style:style style:name="comandosAT.B5" style:family="table-cell">
      <style:table-cell-properties fo:padding="0.097cm" fo:border-left="0.05pt solid #000000" fo:border-right="none" fo:border-top="none" fo:border-bottom="0.05pt solid #000000"/>
    </style:style>
    <style:style style:name="comandosAT.C5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6" style:family="table-cell">
      <style:table-cell-properties fo:padding="0.097cm" fo:border-left="0.05pt solid #000000" fo:border-right="none" fo:border-top="none" fo:border-bottom="0.05pt solid #000000"/>
    </style:style>
    <style:style style:name="comandosAT.B6" style:family="table-cell">
      <style:table-cell-properties fo:padding="0.097cm" fo:border-left="0.05pt solid #000000" fo:border-right="none" fo:border-top="none" fo:border-bottom="0.05pt solid #000000"/>
    </style:style>
    <style:style style:name="comandosAT.C6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7" style:family="table-cell">
      <style:table-cell-properties fo:padding="0.097cm" fo:border-left="0.05pt solid #000000" fo:border-right="none" fo:border-top="none" fo:border-bottom="0.05pt solid #000000"/>
    </style:style>
    <style:style style:name="comandosAT.B7" style:family="table-cell">
      <style:table-cell-properties fo:padding="0.097cm" fo:border-left="0.05pt solid #000000" fo:border-right="none" fo:border-top="none" fo:border-bottom="0.05pt solid #000000"/>
    </style:style>
    <style:style style:name="comandosAT.C7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8" style:family="table-cell">
      <style:table-cell-properties fo:padding="0.097cm" fo:border-left="0.05pt solid #000000" fo:border-right="none" fo:border-top="none" fo:border-bottom="0.05pt solid #000000"/>
    </style:style>
    <style:style style:name="comandosAT.B8" style:family="table-cell">
      <style:table-cell-properties fo:padding="0.097cm" fo:border-left="0.05pt solid #000000" fo:border-right="none" fo:border-top="none" fo:border-bottom="0.05pt solid #000000"/>
    </style:style>
    <style:style style:name="comandosAT.C8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9" style:family="table-cell">
      <style:table-cell-properties fo:padding="0.097cm" fo:border-left="0.05pt solid #000000" fo:border-right="none" fo:border-top="none" fo:border-bottom="0.05pt solid #000000"/>
    </style:style>
    <style:style style:name="comandosAT.B9" style:family="table-cell">
      <style:table-cell-properties fo:padding="0.097cm" fo:border-left="0.05pt solid #000000" fo:border-right="none" fo:border-top="none" fo:border-bottom="0.05pt solid #000000"/>
    </style:style>
    <style:style style:name="comandosAT.C9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0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comandosAT.C10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andosAT.A11" style:family="table-cell">
      <style:table-cell-properties fo:padding="0.097cm" fo:border-left="0.05pt solid #000000" fo:border-right="none" fo:border-top="none" fo:border-bottom="0.05pt solid #000000"/>
    </style:style>
    <style:style style:name="comandosAT.B11" style:family="table-cell">
      <style:table-cell-properties fo:padding="0.097cm" fo:border-left="0.05pt solid #000000" fo:border-right="none" fo:border-top="none" fo:border-bottom="0.05pt solid #000000"/>
    </style:style>
    <style:style style:name="comandosAT.C11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2" style:family="table-cell">
      <style:table-cell-properties fo:padding="0.097cm" fo:border-left="0.05pt solid #000000" fo:border-right="none" fo:border-top="none" fo:border-bottom="0.05pt solid #000000"/>
    </style:style>
    <style:style style:name="comandosAT.B12" style:family="table-cell">
      <style:table-cell-properties fo:padding="0.097cm" fo:border-left="0.05pt solid #000000" fo:border-right="none" fo:border-top="none" fo:border-bottom="0.05pt solid #000000"/>
    </style:style>
    <style:style style:name="comandosAT.C12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3" style:family="table-cell">
      <style:table-cell-properties fo:padding="0.097cm" fo:border-left="0.05pt solid #000000" fo:border-right="none" fo:border-top="none" fo:border-bottom="0.05pt solid #000000"/>
    </style:style>
    <style:style style:name="comandosAT.B13" style:family="table-cell">
      <style:table-cell-properties fo:padding="0.097cm" fo:border-left="0.05pt solid #000000" fo:border-right="none" fo:border-top="none" fo:border-bottom="0.05pt solid #000000"/>
    </style:style>
    <style:style style:name="comandosAT.C13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4" style:family="table-cell">
      <style:table-cell-properties fo:padding="0.097cm" fo:border-left="0.05pt solid #000000" fo:border-right="none" fo:border-top="none" fo:border-bottom="0.05pt solid #000000"/>
    </style:style>
    <style:style style:name="comandosAT.B14" style:family="table-cell">
      <style:table-cell-properties fo:padding="0.097cm" fo:border-left="0.05pt solid #000000" fo:border-right="none" fo:border-top="none" fo:border-bottom="0.05pt solid #000000"/>
    </style:style>
    <style:style style:name="comandosAT.C14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5" style:family="table-cell">
      <style:table-cell-properties fo:padding="0.097cm" fo:border-left="0.05pt solid #000000" fo:border-right="none" fo:border-top="none" fo:border-bottom="0.05pt solid #000000"/>
    </style:style>
    <style:style style:name="comandosAT.B15" style:family="table-cell">
      <style:table-cell-properties fo:padding="0.097cm" fo:border-left="0.05pt solid #000000" fo:border-right="none" fo:border-top="none" fo:border-bottom="0.05pt solid #000000"/>
    </style:style>
    <style:style style:name="comandosAT.C15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6" style:family="table-cell">
      <style:table-cell-properties fo:padding="0.097cm" fo:border-left="0.05pt solid #000000" fo:border-right="none" fo:border-top="none" fo:border-bottom="0.05pt solid #000000"/>
    </style:style>
    <style:style style:name="comandosAT.B16" style:family="table-cell">
      <style:table-cell-properties fo:padding="0.097cm" fo:border-left="0.05pt solid #000000" fo:border-right="none" fo:border-top="none" fo:border-bottom="0.05pt solid #000000"/>
    </style:style>
    <style:style style:name="comandosAT.C16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7" style:family="table-cell">
      <style:table-cell-properties fo:background-color="#3333ff" fo:padding="0.097cm" fo:border-left="0.05pt solid #000000" fo:border-right="none" fo:border-top="none" fo:border-bottom="0.05pt solid #000000">
        <style:background-image/>
      </style:table-cell-properties>
    </style:style>
    <style:style style:name="comandosAT.C17" style:family="table-cell">
      <style:table-cell-properties fo:background-color="#3333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andosAT.A18" style:family="table-cell">
      <style:table-cell-properties fo:padding="0.097cm" fo:border-left="0.05pt solid #000000" fo:border-right="none" fo:border-top="none" fo:border-bottom="0.05pt solid #000000"/>
    </style:style>
    <style:style style:name="comandosAT.B18" style:family="table-cell">
      <style:table-cell-properties fo:padding="0.097cm" fo:border-left="0.05pt solid #000000" fo:border-right="none" fo:border-top="none" fo:border-bottom="0.05pt solid #000000"/>
    </style:style>
    <style:style style:name="comandosAT.C18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19" style:family="table-cell">
      <style:table-cell-properties fo:padding="0.097cm" fo:border-left="0.05pt solid #000000" fo:border-right="none" fo:border-top="none" fo:border-bottom="0.05pt solid #000000"/>
    </style:style>
    <style:style style:name="comandosAT.B19" style:family="table-cell">
      <style:table-cell-properties fo:padding="0.097cm" fo:border-left="0.05pt solid #000000" fo:border-right="none" fo:border-top="none" fo:border-bottom="0.05pt solid #000000"/>
    </style:style>
    <style:style style:name="comandosAT.C19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0" style:family="table-cell">
      <style:table-cell-properties fo:padding="0.097cm" fo:border-left="0.05pt solid #000000" fo:border-right="none" fo:border-top="none" fo:border-bottom="0.05pt solid #000000"/>
    </style:style>
    <style:style style:name="comandosAT.B20" style:family="table-cell">
      <style:table-cell-properties fo:padding="0.097cm" fo:border-left="0.05pt solid #000000" fo:border-right="none" fo:border-top="none" fo:border-bottom="0.05pt solid #000000"/>
    </style:style>
    <style:style style:name="comandosAT.C20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1" style:family="table-cell">
      <style:table-cell-properties fo:padding="0.097cm" fo:border-left="0.05pt solid #000000" fo:border-right="none" fo:border-top="none" fo:border-bottom="0.05pt solid #000000"/>
    </style:style>
    <style:style style:name="comandosAT.B21" style:family="table-cell">
      <style:table-cell-properties fo:padding="0.097cm" fo:border-left="0.05pt solid #000000" fo:border-right="none" fo:border-top="none" fo:border-bottom="0.05pt solid #000000"/>
    </style:style>
    <style:style style:name="comandosAT.C21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2" style:family="table-cell">
      <style:table-cell-properties fo:padding="0.097cm" fo:border-left="0.05pt solid #000000" fo:border-right="none" fo:border-top="none" fo:border-bottom="0.05pt solid #000000"/>
    </style:style>
    <style:style style:name="comandosAT.B22" style:family="table-cell">
      <style:table-cell-properties fo:padding="0.097cm" fo:border-left="0.05pt solid #000000" fo:border-right="none" fo:border-top="none" fo:border-bottom="0.05pt solid #000000"/>
    </style:style>
    <style:style style:name="comandosAT.C22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3" style:family="table-cell">
      <style:table-cell-properties fo:padding="0.097cm" fo:border-left="0.05pt solid #000000" fo:border-right="none" fo:border-top="none" fo:border-bottom="0.05pt solid #000000"/>
    </style:style>
    <style:style style:name="comandosAT.B23" style:family="table-cell">
      <style:table-cell-properties fo:padding="0.097cm" fo:border-left="0.05pt solid #000000" fo:border-right="none" fo:border-top="none" fo:border-bottom="0.05pt solid #000000"/>
    </style:style>
    <style:style style:name="comandosAT.C23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4" style:family="table-cell">
      <style:table-cell-properties fo:padding="0.097cm" fo:border-left="0.05pt solid #000000" fo:border-right="none" fo:border-top="none" fo:border-bottom="0.05pt solid #000000"/>
    </style:style>
    <style:style style:name="comandosAT.B24" style:family="table-cell">
      <style:table-cell-properties fo:padding="0.097cm" fo:border-left="0.05pt solid #000000" fo:border-right="none" fo:border-top="none" fo:border-bottom="0.05pt solid #000000"/>
    </style:style>
    <style:style style:name="comandosAT.C24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5" style:family="table-cell">
      <style:table-cell-properties fo:padding="0.097cm" fo:border-left="0.05pt solid #000000" fo:border-right="none" fo:border-top="none" fo:border-bottom="0.05pt solid #000000"/>
    </style:style>
    <style:style style:name="comandosAT.B25" style:family="table-cell">
      <style:table-cell-properties fo:padding="0.097cm" fo:border-left="0.05pt solid #000000" fo:border-right="none" fo:border-top="none" fo:border-bottom="0.05pt solid #000000"/>
    </style:style>
    <style:style style:name="comandosAT.C25" style:family="table-cell">
      <style:table-cell-properties fo:padding="0.097cm" fo:border-left="0.05pt solid #000000" fo:border-right="0.05pt solid #000000" fo:border-top="none" fo:border-bottom="0.05pt solid #000000"/>
    </style:style>
    <style:style style:name="comandosAT.A26" style:family="table-cell">
      <style:table-cell-properties fo:padding="0.097cm" fo:border-left="0.05pt solid #000000" fo:border-right="none" fo:border-top="none" fo:border-bottom="0.05pt solid #000000"/>
    </style:style>
    <style:style style:name="comandosAT.B26" style:family="table-cell">
      <style:table-cell-properties fo:padding="0.097cm" fo:border-left="0.05pt solid #000000" fo:border-right="none" fo:border-top="none" fo:border-bottom="0.05pt solid #000000"/>
    </style:style>
    <style:style style:name="comandosAT.C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dbd2" officeooo:paragraph-rsid="0014dbd2"/>
    </style:style>
    <style:style style:name="P2" style:family="paragraph" style:parent-style-name="Standard">
      <style:text-properties officeooo:rsid="00156cca" officeooo:paragraph-rsid="00156cca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14654a" officeooo:paragraph-rsid="0014654a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rsid="0014654a" officeooo:paragraph-rsid="0014654a" style:font-size-asian="10pt" style:font-size-complex="10pt"/>
    </style:style>
    <style:style style:name="P6" style:family="paragraph" style:parent-style-name="Table_20_Contents">
      <style:text-properties fo:font-size="10pt" officeooo:rsid="0014dbd2" officeooo:paragraph-rsid="0014dbd2" style:font-size-asian="10pt" style:font-size-complex="10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able_20_Contents">
      <style:text-properties fo:font-size="10pt" officeooo:rsid="001666e6" officeooo:paragraph-rsid="001666e6" style:font-size-asian="10pt" style:font-size-complex="10pt"/>
    </style:style>
    <style:style style:name="P10" style:family="paragraph" style:parent-style-name="Table_20_Contents">
      <style:text-properties fo:font-size="10pt" officeooo:rsid="0014654a" officeooo:paragraph-rsid="001666e6" style:font-size-asian="10pt" style:font-size-complex="10pt"/>
    </style:style>
    <style:style style:name="P11" style:family="paragraph" style:parent-style-name="Table_20_Contents">
      <style:text-properties fo:font-size="10pt" officeooo:paragraph-rsid="001666e6" style:font-size-asian="10pt" style:font-size-complex="10pt"/>
    </style:style>
    <style:style style:name="T1" style:family="text">
      <style:text-properties officeooo:rsid="0014dbd2"/>
    </style:style>
    <style:style style:name="T2" style:family="text">
      <style:text-properties officeooo:rsid="001666e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mandosAT" table:style-name="comandosAT">
        <table:table-column table:style-name="comandosAT.A"/>
        <table:table-column table:style-name="comandosAT.B"/>
        <table:table-column table:style-name="comandosAT.C"/>
        <table:table-row>
          <table:table-cell table:style-name="comandosAT.A1" office:value-type="string">
            <text:p text:style-name="P3">COMANDO</text:p>
          </table:table-cell>
          <table:table-cell table:style-name="comandosAT.A1" office:value-type="string">
            <text:p text:style-name="P3">SALIDA</text:p>
          </table:table-cell>
          <table:table-cell table:style-name="comandosAT.C1" office:value-type="string">
            <text:p text:style-name="P3">DESCRIPCION</text:p>
          </table:table-cell>
        </table:table-row>
        <table:table-row>
          <table:table-cell table:style-name="comandosAT.A26" office:value-type="string">
            <text:p text:style-name="P5">AT+CBC </text:p>
          </table:table-cell>
          <table:table-cell table:style-name="comandosAT.B26" office:value-type="string">
            <text:p text:style-name="P5">+CBC: 0,84,4075 </text:p>
            <text:p text:style-name="P5"/>
            <text:p text:style-name="P5">OK </text:p>
          </table:table-cell>
          <table:table-cell table:style-name="comandosAT.C26" office:value-type="string">
            <text:p text:style-name="P5">Retorna el estado de la bateria del dispositivo (porcentaje 0,84; milivol 4075)</text:p>
          </table:table-cell>
        </table:table-row>
        <table:table-row>
          <table:table-cell table:style-name="comandosAT.A26" office:value-type="string">
            <text:p text:style-name="P5"><text:bookmark-start text:name="__DdeLink__0_228685602"/>AT+IPR=9600<text:bookmark-end text:name="__DdeLink__0_228685602"/></text:p>
          </table:table-cell>
          <table:table-cell table:style-name="comandosAT.B26" office:value-type="string">
            <text:p text:style-name="P5">OK </text:p>
          </table:table-cell>
          <table:table-cell table:style-name="comandosAT.C26" office:value-type="string">
            <text:p text:style-name="P5">Configura la tasa de baudios para el FONA</text:p>
          </table:table-cell>
        </table:table-row>
        <table:table-row>
          <table:table-cell table:style-name="comandosAT.A26" office:value-type="string">
            <text:p text:style-name="P5"><text:bookmark-start text:name="__DdeLink__2_228685602"/>AT+CSQ<text:bookmark-end text:name="__DdeLink__2_228685602"/></text:p>
          </table:table-cell>
          <table:table-cell table:style-name="comandosAT.B26" office:value-type="string">
            <text:p text:style-name="P5">+CSQ: 15,0 </text:p>
            <text:p text:style-name="P5"/>
            <text:p text:style-name="P5">OK </text:p>
          </table:table-cell>
          <table:table-cell table:style-name="comandosAT.C26" office:value-type="string">
            <text:p text:style-name="P5">Retorna la calidad de la señal que depende de la antena y la localizacion</text:p>
          </table:table-cell>
        </table:table-row>
        <table:table-row>
          <table:table-cell table:style-name="comandosAT.A26" office:value-type="string">
            <text:p text:style-name="P5">AT+CREG=1</text:p>
          </table:table-cell>
          <table:table-cell table:style-name="comandosAT.B26" office:value-type="string">
            <text:p text:style-name="P5">OK </text:p>
          </table:table-cell>
          <table:table-cell table:style-name="comandosAT.C26" office:value-type="string">
            <text:p text:style-name="P5">Verifica si la simcard a sido o no registrada</text:p>
          </table:table-cell>
        </table:table-row>
        <table:table-row>
          <table:table-cell table:style-name="comandosAT.A26" office:value-type="string">
            <text:p text:style-name="P5">AT+CIPSHUT</text:p>
          </table:table-cell>
          <table:table-cell table:style-name="comandosAT.B26" office:value-type="string">
            <text:p text:style-name="P5">SHUT OK </text:p>
          </table:table-cell>
          <table:table-cell table:style-name="comandosAT.C26" office:value-type="string">
            <text:p text:style-name="P5">Resetea las direcciones IP</text:p>
          </table:table-cell>
        </table:table-row>
        <table:table-row>
          <table:table-cell table:style-name="comandosAT.A26" office:value-type="string">
            <text:p text:style-name="P5">AT+CGATT=1</text:p>
          </table:table-cell>
          <table:table-cell table:style-name="comandosAT.B26" office:value-type="string">
            <text:p text:style-name="P5">OK </text:p>
          </table:table-cell>
          <table:table-cell table:style-name="comandosAT.C26" office:value-type="string">
            <text:p text:style-name="P5">Verifica si el gprs esta activo o no</text:p>
          </table:table-cell>
        </table:table-row>
        <table:table-row>
          <table:table-cell table:style-name="comandosAT.A26" office:value-type="string">
            <text:p text:style-name="P5">AT+CIPSTATUS</text:p>
          </table:table-cell>
          <table:table-cell table:style-name="comandosAT.B26" office:value-type="string">
            <text:p text:style-name="P5">OK </text:p>
            <text:p text:style-name="P5"/>
            <text:p text:style-name="P5">STATE: IP INITIAL </text:p>
          </table:table-cell>
          <table:table-cell table:style-name="comandosAT.C26" office:value-type="string">
            <text:p text:style-name="P5">Verifica si la pila o stack IP es inicializada</text:p>
          </table:table-cell>
        </table:table-row>
        <table:table-row>
          <table:table-cell table:style-name="comandosAT.A26" office:value-type="string">
            <text:p text:style-name="P5">AT+CIPMUX=0</text:p>
          </table:table-cell>
          <table:table-cell table:style-name="comandosAT.B26" office:value-type="string">
            <text:p text:style-name="P5">OK </text:p>
          </table:table-cell>
          <table:table-cell table:style-name="comandosAT.C26" office:value-type="string">
            <text:p text:style-name="P5">Esta la conexión en modo simple(udp/tcp cliente o tcp server)</text:p>
          </table:table-cell>
        </table:table-row>
        <table:table-row>
          <table:table-cell table:style-name="comandosAT.A10" office:value-type="string">
            <text:p text:style-name="P5">-------<text:span text:style-name="T1">GPS-------</text:span></text:p>
          </table:table-cell>
          <table:table-cell table:style-name="comandosAT.A10" office:value-type="string">
            <text:p text:style-name="P6"/>
          </table:table-cell>
          <table:table-cell table:style-name="comandosAT.C10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5">AT+CMGF=1</text:p>
          </table:table-cell>
          <table:table-cell table:style-name="comandosAT.B26" office:value-type="string">
            <text:p text:style-name="P6">OK</text:p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4"><text:bookmark-start text:name="__DdeLink__4_228685602"/>AT+CGATT=1<text:bookmark-end text:name="__DdeLink__4_228685602"/></text:p>
          </table:table-cell>
          <table:table-cell table:style-name="comandosAT.B26" office:value-type="string">
            <text:p text:style-name="P6">OK</text:p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4">AT+SAPBR=3,1,"CONTYPE","GPRS"</text:p>
          </table:table-cell>
          <table:table-cell table:style-name="comandosAT.B26" office:value-type="string">
            <text:p text:style-name="P6">OK</text:p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4">AT+SAPBR=3,1,"APN","your apn here"</text:p>
            <text:p text:style-name="P6">Ejemplo: Para Sim Card Claro</text:p>
            <text:p text:style-name="P6">AT+SAPBR=3,1,"APN","internet.comcel.com.co"</text:p>
          </table:table-cell>
          <table:table-cell table:style-name="comandosAT.B26" office:value-type="string">
            <text:p text:style-name="P6">OK</text:p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4">AT+SAPBR=1,1</text:p>
          </table:table-cell>
          <table:table-cell table:style-name="comandosAT.B26" office:value-type="string">
            <text:p text:style-name="P6">OK (Red Blink Faster)</text:p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4">AT+CIPGSMLOC=1,1</text:p>
          </table:table-cell>
          <table:table-cell table:style-name="comandosAT.B26" office:value-type="string">
            <text:p text:style-name="P4"/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17" office:value-type="string">
            <text:p text:style-name="P10">------<text:span text:style-name="T2">Para llamar-------</text:span></text:p>
          </table:table-cell>
          <table:table-cell table:style-name="comandosAT.A17" office:value-type="string">
            <text:p text:style-name="P4"/>
          </table:table-cell>
          <table:table-cell table:style-name="comandosAT.C17" office:value-type="string">
            <text:p text:style-name="P9"/>
          </table:table-cell>
        </table:table-row>
        <table:table-row>
          <table:table-cell table:style-name="comandosAT.A26" office:value-type="string">
            <text:p text:style-name="P9">ATD+573133067541;</text:p>
          </table:table-cell>
          <table:table-cell table:style-name="comandosAT.B26" office:value-type="string">
            <text:p text:style-name="P9">OK</text:p>
            <text:p text:style-name="P9"/>
            <text:p text:style-name="P9">NO CARRIER</text:p>
          </table:table-cell>
          <table:table-cell table:style-name="comandosAT.C26" office:value-type="string">
            <text:p text:style-name="P9">Para llamar</text:p>
          </table:table-cell>
        </table:table-row>
        <table:table-row>
          <table:table-cell table:style-name="comandosAT.A26" office:value-type="string">
            <text:p text:style-name="P9">ATH</text:p>
          </table:table-cell>
          <table:table-cell table:style-name="comandosAT.B26" office:value-type="string">
            <text:p text:style-name="P9">OK</text:p>
          </table:table-cell>
          <table:table-cell table:style-name="comandosAT.C26" office:value-type="string">
            <text:p text:style-name="P9">Para colgar</text:p>
          </table:table-cell>
        </table:table-row>
        <table:table-row>
          <table:table-cell table:style-name="comandosAT.A26" office:value-type="string">
            <text:p text:style-name="P9"/>
          </table:table-cell>
          <table:table-cell table:style-name="comandosAT.B26" office:value-type="string">
            <text:p text:style-name="P9"/>
          </table:table-cell>
          <table:table-cell table:style-name="comandosAT.C26" office:value-type="string">
            <text:p text:style-name="P9"/>
          </table:table-cell>
        </table:table-row>
        <table:table-row>
          <table:table-cell table:style-name="comandosAT.A26" office:value-type="string">
            <text:p text:style-name="P4"/>
          </table:table-cell>
          <table:table-cell table:style-name="comandosAT.B26" office:value-type="string">
            <text:p text:style-name="P4"/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4"/>
          </table:table-cell>
          <table:table-cell table:style-name="comandosAT.B26" office:value-type="string">
            <text:p text:style-name="P4"/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4"/>
          </table:table-cell>
          <table:table-cell table:style-name="comandosAT.B26" office:value-type="string">
            <text:p text:style-name="P4"/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4"/>
          </table:table-cell>
          <table:table-cell table:style-name="comandosAT.B26" office:value-type="string">
            <text:p text:style-name="P4"/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4"/>
          </table:table-cell>
          <table:table-cell table:style-name="comandosAT.B26" office:value-type="string">
            <text:p text:style-name="P4"/>
          </table:table-cell>
          <table:table-cell table:style-name="comandosAT.C26" office:value-type="string">
            <text:p text:style-name="P4"/>
          </table:table-cell>
        </table:table-row>
        <table:table-row>
          <table:table-cell table:style-name="comandosAT.A26" office:value-type="string">
            <text:p text:style-name="P4"/>
          </table:table-cell>
          <table:table-cell table:style-name="comandosAT.B26" office:value-type="string">
            <text:p text:style-name="P4"/>
          </table:table-cell>
          <table:table-cell table:style-name="comandosAT.C26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5017539332915100277" text:style-name="L1">
        <text:list-item>
          <text:p text:style-name="P8">First we setup the GPRS: </text:p>
          <text:list>
            <text:list-item>
              <text:p text:style-name="P8">AT+CMGF=1 </text:p>
            </text:list-item>
            <text:list-item>
              <text:p text:style-name="P8">AT+CGATT=1 </text:p>
            </text:list-item>
            <text:list-item>
              <text:p text:style-name="P8">AT+SAPBR=3,1,"CONTYPE","GPRS" </text:p>
            </text:list-item>
            <text:list-item>
              <text:p text:style-name="P8">AT+SAPBR=3,1,"APN","your apn here" </text:p>
            </text:list-item>
            <text:list-item>
              <text:p text:style-name="P8">AT+SAPBR=1,1</text:p>
            </text:list-item>
          </text:list>
        </text:list-item>
        <text:list-item>
          <text:p text:style-name="P8">The we setup HTTP and make the request </text:p>
          <text:list>
            <text:list-item>
              <text:p text:style-name="P8">AT+HTTPINIT </text:p>
            </text:list-item>
            <text:list-item>
              <text:p text:style-name="P8">AT+HTTPPARA=”CID”,1 </text:p>
            </text:list-item>
            <text:list-item>
              <text:p text:style-name="P8">AT+HTTPPARA=”URL”,”your url here” </text:p>
            </text:list-item>
            <text:list-item>
              <text:p text:style-name="P8">AT+HTTPACTION=0 </text:p>
            </text:list-item>
            <text:list-item>
              <text:p text:style-name="P8">AT+HTTPREAD</text:p>
            </text:list-item>
          </text:list>
        </text:list-item>
        <text:list-item>
          <text:p text:style-name="P8">Then we close the HTTP and the GPRS </text:p>
          <text:list>
            <text:list-item>
              <text:p text:style-name="P8">AT+HTTPTERM </text:p>
            </text:list-item>
            <text:list-item>
              <text:p text:style-name="P7">AT+SAPBR=0,1</text:p>
            </text:list-item>
          </text:list>
        </text:list-item>
      </text:list>
      <text:p text:style-name="P1">Hilo de comandos AT: <text:a xlink:type="simple" xlink:href="https://learn.adafruit.com/adafruit-fona-mini-gsm-gprs-cellular-phone-module/wiring-to-usb">https://learn.adafruit.com/adafruit-fona-mini-gsm-gprs-cellular-phone-module/wiring-to-usb</text:a></text:p>
      <text:p text:style-name="P1"/>
      <text:p text:style-name="P2">Hilo para configurar APN's faltantes: <text:a xlink:type="simple" xlink:href="https://www.colombiandroid.com/general/guia-para-configurar-apn-de-operadores-colombianos-tigo-claro-y-movistar/#tigo">https://www.colombiandroid.com/general/guia-para-configurar-apn-de-operadores-colombianos-tigo-claro-y-movistar/#tigo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1:55:43.621268584</meta:creation-date>
    <dc:date>2016-07-26T14:01:19.774747997</dc:date>
    <meta:editing-duration>PT9M14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2" meta:paragraph-count="69" meta:word-count="201" meta:character-count="1484" meta:non-whitespace-character-count="1345"/>
  </office:meta>
</office:document-meta>
</file>